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18pt" officeooo:rsid="00065624" officeooo:paragraph-rsid="00065624" style:font-size-asian="15.75pt" style:font-size-complex="18pt"/>
    </style:style>
    <style:style style:name="P2" style:family="paragraph" style:parent-style-name="Standard">
      <style:text-properties fo:font-size="18pt" officeooo:rsid="000696dd" officeooo:paragraph-rsid="000696dd" style:font-size-asian="15.75pt" style:font-size-complex="18pt"/>
    </style:style>
    <style:style style:name="P3" style:family="paragraph" style:parent-style-name="Standard">
      <style:text-properties fo:font-size="18pt" fo:font-weight="bold" officeooo:rsid="00065624" officeooo:paragraph-rsid="00065624" style:font-size-asian="15.75pt" style:font-weight-asian="bold" style:font-size-complex="18pt" style:font-weight-complex="bold"/>
    </style:style>
    <style:style style:name="P4" style:family="paragraph" style:parent-style-name="Standard">
      <style:text-properties fo:font-size="18pt" fo:font-weight="normal" officeooo:rsid="000696dd" officeooo:paragraph-rsid="000696dd" style:font-size-asian="15.75pt" style:font-weight-asian="normal" style:font-size-complex="18pt" style:font-weight-complex="normal"/>
    </style:style>
    <style:style style:name="P5" style:family="paragraph" style:parent-style-name="Standard">
      <style:text-properties style:font-name="Liberation Serif" fo:font-size="18pt" fo:font-weight="normal" officeooo:rsid="000696dd" officeooo:paragraph-rsid="000696dd" style:font-size-asian="15.75pt" style:font-weight-asian="normal" style:font-size-complex="18pt" style:font-weight-complex="normal"/>
    </style:style>
    <style:style style:name="P6" style:family="paragraph" style:parent-style-name="Standard">
      <style:text-properties style:font-name="Liberation Serif" fo:font-size="18pt" fo:font-weight="bold" officeooo:rsid="000696dd" officeooo:paragraph-rsid="000696dd" style:font-size-asian="15.75pt" style:font-weight-asian="bold" style:font-size-complex="18pt" style:font-weight-complex="bold"/>
    </style:style>
    <style:style style:name="P7" style:family="paragraph" style:parent-style-name="Standard">
      <style:text-properties style:font-name="Liberation Serif" fo:font-size="18pt" fo:font-style="normal" style:text-underline-style="none" fo:font-weight="bold" officeooo:rsid="0007d73f" officeooo:paragraph-rsid="0007d73f" style:font-size-asian="18pt" style:font-style-asian="normal" style:font-weight-asian="bold" style:font-size-complex="18pt" style:font-style-complex="normal" style:font-weight-complex="bold"/>
    </style:style>
    <style:style style:name="P8" style:family="paragraph" style:parent-style-name="Standard">
      <style:text-properties style:font-name="Liberation Serif" fo:font-weight="normal" officeooo:rsid="00096fbd" officeooo:paragraph-rsid="00096fbd" style:font-weight-asian="normal" style:font-weight-complex="normal"/>
    </style:style>
    <style:style style:name="P9" style:family="paragraph" style:parent-style-name="Standard">
      <style:text-properties style:font-name="Liberation Sans" fo:font-size="18pt" fo:font-weight="bold" officeooo:rsid="000696dd" officeooo:paragraph-rsid="000696dd" style:font-size-asian="15.75pt" style:font-weight-asian="bold" style:font-size-complex="18pt" style:font-weight-complex="bold"/>
    </style:style>
    <style:style style:name="P10" style:family="paragraph" style:parent-style-name="Standard">
      <style:text-properties style:font-name="Liberation Sans" fo:font-size="18pt" style:text-underline-style="solid" style:text-underline-width="auto" style:text-underline-color="font-color" fo:font-weight="bold" officeooo:rsid="0007d73f" officeooo:paragraph-rsid="0007d73f" style:font-size-asian="18pt" style:font-weight-asian="bold" style:font-size-complex="18pt" style:font-weight-complex="bold"/>
    </style:style>
    <style:style style:name="P11" style:family="paragraph" style:parent-style-name="Standard">
      <style:text-properties style:font-name="Liberation Sans" fo:font-size="18pt" style:text-underline-style="none" fo:font-weight="normal" officeooo:rsid="0007d73f" officeooo:paragraph-rsid="0007d73f" style:font-size-asian="18pt" style:font-weight-asian="normal" style:font-size-complex="18pt" style:font-weight-complex="normal"/>
    </style:style>
    <style:style style:name="P12" style:family="paragraph" style:parent-style-name="Standard">
      <style:text-properties style:font-name="Liberation Sans" fo:font-size="18pt" fo:font-style="normal" style:text-underline-style="none" fo:font-weight="normal" officeooo:rsid="0007d73f" officeooo:paragraph-rsid="0007d73f" style:font-size-asian="18pt" style:font-style-asian="normal" style:font-weight-asian="normal" style:font-size-complex="18pt" style:font-style-complex="normal" style:font-weight-complex="normal"/>
    </style:style>
    <style:style style:name="P13" style:family="paragraph" style:parent-style-name="Standard">
      <style:text-properties style:font-name="Liberation Sans" fo:font-size="18pt" fo:font-style="normal" style:text-underline-style="none" fo:font-weight="normal" officeooo:rsid="0007d73f" officeooo:paragraph-rsid="00096fbd" style:font-size-asian="18pt" style:font-style-asian="normal" style:font-weight-asian="normal" style:font-size-complex="18pt" style:font-style-complex="normal" style:font-weight-complex="normal"/>
    </style:style>
    <style:style style:name="P14" style:family="paragraph" style:parent-style-name="Standard">
      <style:text-properties style:font-name="Liberation Sans" fo:font-size="18pt" fo:font-style="normal" style:text-underline-style="none" fo:font-weight="normal" officeooo:rsid="00096fbd" officeooo:paragraph-rsid="00096fbd" style:font-size-asian="18pt" style:font-style-asian="normal" style:font-weight-asian="normal" style:font-size-complex="18pt" style:font-style-complex="normal" style:font-weight-complex="normal"/>
    </style:style>
    <style:style style:name="P15" style:family="paragraph" style:parent-style-name="Standard">
      <style:text-properties style:font-name="Liberation Sans" fo:font-size="18pt" fo:font-style="normal" style:text-underline-style="none" fo:font-weight="bold" officeooo:rsid="0007d73f" officeooo:paragraph-rsid="0007d73f" style:font-size-asian="18pt" style:font-style-asian="normal" style:font-weight-asian="bold" style:font-size-complex="18pt" style:font-style-complex="normal" style:font-weight-complex="bold"/>
    </style:style>
    <style:style style:name="P16" style:family="paragraph" style:parent-style-name="Standard">
      <style:text-properties style:font-name="Liberation Sans" fo:font-size="18pt" fo:font-style="normal" style:text-underline-style="none" fo:font-weight="bold" officeooo:rsid="00096fbd" officeooo:paragraph-rsid="00096fbd" style:font-size-asian="18pt" style:font-style-asian="normal" style:font-weight-asian="bold" style:font-size-complex="18pt" style:font-style-complex="normal" style:font-weight-complex="bold"/>
    </style:style>
    <style:style style:name="P17" style:family="paragraph" style:parent-style-name="Standard">
      <style:text-properties style:font-name="Liberation Sans" fo:font-weight="bold" officeooo:paragraph-rsid="00096fbd" style:font-weight-asian="bold" style:font-weight-complex="bold"/>
    </style:style>
    <style:style style:name="P18" style:family="paragraph" style:parent-style-name="Standard">
      <style:text-properties officeooo:paragraph-rsid="00096fbd"/>
    </style:style>
    <style:style style:name="P1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48pt" fo:font-weight="bold" officeooo:rsid="00065624" officeooo:paragraph-rsid="00065624" style:font-size-asian="42pt" style:font-weight-asian="bold" style:font-size-complex="48pt" style:font-weight-complex="bold"/>
    </style:style>
    <style:style style:name="P2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8pt" fo:font-weight="bold" officeooo:rsid="000696dd" officeooo:paragraph-rsid="000696dd" style:font-size-asian="28pt" style:font-weight-asian="bold" style:font-size-complex="28pt" style:font-weight-complex="bold"/>
    </style:style>
    <style:style style:name="P21"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Liberation Sans" fo:font-size="18pt" fo:font-style="normal" style:text-underline-style="none" fo:font-weight="normal" officeooo:rsid="0007d73f" officeooo:paragraph-rsid="0007d73f" style:font-size-asian="18pt" style:font-style-asian="normal" style:font-weight-asian="normal" style:font-size-complex="18pt" style:font-style-complex="normal" style:font-weight-complex="normal"/>
    </style:style>
    <style:style style:name="P22"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Liberation Sans" fo:font-size="18pt" fo:font-style="normal" style:text-underline-style="none" fo:font-weight="bold" officeooo:rsid="0007d73f" officeooo:paragraph-rsid="0007d73f" style:font-size-asian="18pt" style:font-style-asian="normal" style:font-weight-asian="bold" style:font-size-complex="18pt" style:font-style-complex="normal" style:font-weight-complex="bold"/>
    </style:style>
    <style:style style:name="P23"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font-name="Liberation Sans" fo:font-size="18pt" fo:font-style="normal" style:text-underline-style="none" fo:font-weight="bold" officeooo:rsid="00096fbd" officeooo:paragraph-rsid="00096fbd" style:font-size-asian="18pt" style:font-style-asian="normal" style:font-weight-asian="bold" style:font-size-complex="18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0696d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20pt" fo:font-style="normal" style:font-size-asian="20pt" style:font-style-asian="normal" style:font-size-complex="20pt" style:font-style-complex="normal"/>
    </style:style>
    <style:style style:name="T8" style:family="text">
      <style:text-properties style:text-line-through-style="none" style:text-line-through-type="none"/>
    </style:style>
    <style:style style:name="T9" style:family="text">
      <style:text-properties style:text-line-through-style="none" style:text-line-through-type="none" style:font-name="Liberation Serif"/>
    </style:style>
    <style:style style:name="T10" style:family="text">
      <style:text-properties style:text-line-through-style="none" style:text-line-through-type="none" style:font-name="Liberation Serif" fo:font-style="normal" style:font-style-asian="normal" style:font-style-complex="normal"/>
    </style:style>
    <style:style style:name="T11" style:family="text">
      <style:text-properties style:text-line-through-style="none" style:text-line-through-type="none" style:font-name="Liberation Serif"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style:text-line-through-style="none" style:text-line-through-type="none" style:font-name="Liberation Serif" fo:font-style="italic" officeooo:rsid="00096fbd" style:font-style-asian="italic" style:font-style-complex="italic"/>
    </style:style>
    <style:style style:name="T13" style:family="text">
      <style:text-properties style:text-line-through-style="none" style:text-line-through-type="none" style:font-name="Liberation Serif" officeooo:rsid="00096fbd"/>
    </style:style>
    <style:style style:name="T14" style:family="text">
      <style:text-properties style:text-line-through-style="none" style:text-line-through-type="none" style:font-name="Liberation Serif" fo:font-weight="bold" officeooo:rsid="00096fbd" style:font-weight-asian="bold" style:font-weight-complex="bold"/>
    </style:style>
    <style:style style:name="T15" style:family="text">
      <style:text-properties style:text-line-through-style="none" style:text-line-through-type="none" style:font-name="Liberation Serif" fo:font-size="18pt" fo:font-style="normal" style:text-underline-style="none" fo:font-weight="normal" officeooo:rsid="00096fbd" style:font-size-asian="18pt" style:font-style-asian="normal" style:font-weight-asian="normal" style:font-size-complex="18pt" style:font-style-complex="normal" style:font-weight-complex="normal"/>
    </style:style>
    <style:style style:name="T16" style:family="text">
      <style:text-properties style:text-line-through-style="none" style:text-line-through-type="none" style:font-name="Liberation Serif" fo:font-size="18pt" fo:font-style="normal" style:text-underline-style="none" fo:font-weight="bold" officeooo:rsid="00096fbd" style:font-size-asian="18pt" style:font-style-asian="normal" style:font-weight-asian="bold" style:font-size-complex="18pt" style:font-style-complex="normal" style:font-weight-complex="bold"/>
    </style:style>
    <style:style style:name="T17" style:family="text">
      <style:text-properties style:text-line-through-style="none" style:text-line-through-type="none" fo:font-weight="normal" style:font-weight-asian="normal" style:font-weight-complex="normal"/>
    </style:style>
    <style:style style:name="T18" style:family="text">
      <style:text-properties style:text-line-through-style="none" style:text-line-through-type="none" fo:font-weight="normal" style:font-size-asian="15.75pt" style:font-weight-asian="normal" style:font-weight-complex="normal"/>
    </style:style>
    <style:style style:name="T19" style:family="text">
      <style:text-properties style:text-line-through-style="none" style:text-line-through-type="none" style:font-name="Liberation Sans"/>
    </style:style>
    <style:style style:name="T20" style:family="text">
      <style:text-properties style:text-line-through-style="none" style:text-line-through-type="none" style:font-name="Liberation Sans" style:font-size-asian="15.75pt"/>
    </style:style>
    <style:style style:name="T21" style:family="text">
      <style:text-properties style:text-line-through-style="none" style:text-line-through-type="none" style:font-name="Liberation Sans" officeooo:rsid="000696dd" style:font-size-asian="15.75pt"/>
    </style:style>
    <style:style style:name="T22" style:family="text">
      <style:text-properties style:text-line-through-style="none" style:text-line-through-type="none" fo:font-size="18pt" fo:font-style="normal" style:text-underline-style="none" style:font-size-asian="18pt" style:font-style-asian="normal" style:font-size-complex="18pt" style:font-style-complex="normal"/>
    </style:style>
    <style:style style:name="T23" style:family="text">
      <style:text-properties style:text-line-through-style="none" style:text-line-through-type="none" fo:font-size="18pt" fo:font-style="normal" style:text-underline-style="none" officeooo:rsid="00096fbd" style:font-size-asian="18pt" style:font-style-asian="normal" style:font-size-complex="18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onfiguring <text:span text:style-name="T3">DNS</text:span></text:p>
      <text:p text:style-name="P1"/>
      <text:p text:style-name="P20">changing the hostname:</text:p>
      <text:p text:style-name="P2"/>
      <text:p text:style-name="P1">for configuring hostname in the redhat linux 7 we use the<text:span text:style-name="T1"> hostnamectl </text:span><text:span text:style-name="T2">command for administrating hostname</text:span></text:p>
      <text:p text:style-name="P1"><text:span text:style-name="T2"/></text:p>
      <text:p text:style-name="P1"><text:span text:style-name="T2">1)to see the status of the hostname command</text:span></text:p>
      <text:p text:style-name="P1"><text:span text:style-name="T1">=&gt;hostnamectl status</text:span></text:p>
      <text:p text:style-name="P1"><text:span text:style-name="T1">2) </text:span><text:span text:style-name="T2">to change the hostname we use</text:span></text:p>
      <text:p text:style-name="P3">=&gt;hostnamectl set-hostname &lt;name&gt;</text:p>
      <text:p text:style-name="P3">3<text:span text:style-name="T2">)for removing hostname</text:span></text:p>
      <text:p text:style-name="P3">=&gt;hostnamectl set-hostname “”</text:p>
      <text:p text:style-name="P3"/>
      <text:p text:style-name="P4">on a <text:s/>linux system we use dns to resolve hostname .first we need to know that how to configure the client side .there is a few location where we need to look<text:span text:style-name="T5"> </text:span><text:span text:style-name="T6">/etc/hosts</text:span><text:span text:style-name="T4"> </text:span><text:span text:style-name="T5">if we see the file we see something like this</text:span></text:p>
      <text:p text:style-name="P4"><text:span text:style-name="T5"/></text:p>
      <text:p text:style-name="P4"><text:span text:style-name="T5"/></text:p>
      <text:p text:style-name="P9"><text:span text:style-name="T5">[vagrant@linux ~]$ cat /etc/hosts</text:span></text:p>
      <text:p text:style-name="P9"><text:span text:style-name="T5">127.0.0.1 <text:s text:c="2"/>localhost localhost.localdomain </text:span></text:p>
      <text:p text:style-name="P9"><text:span text:style-name="T5">::1 <text:s text:c="8"/>localhost localhost.localdomain </text:span></text:p>
      <text:p text:style-name="P9"><text:span text:style-name="T5"/></text:p>
      <text:p text:style-name="P9"><text:span text:style-name="T5"/></text:p>
      <text:p text:style-name="P5"><text:span text:style-name="T5">if you use the command</text:span></text:p>
      <text:p text:style-name="P6"><text:span text:style-name="T5">=&gt;ping localhost</text:span></text:p>
      <text:p text:style-name="P6"><text:span text:style-name="T5"/></text:p>
      <text:p text:style-name="P5"><text:span text:style-name="T5">the computer will find from this hosts file its ip address and thats how the computer knows who to talk to.</text:span></text:p>
      <text:p text:style-name="P5"><text:soft-page-break/><text:span text:style-name="T5">Lets add</text:span></text:p>
      <text:p text:style-name="P5"><text:span text:style-name="T5">127.0.0.1 to mysite</text:span></text:p>
      <text:p text:style-name="P5"><text:span text:style-name="T5"/></text:p>
      <text:p text:style-name="P9"><text:span text:style-name="T5">[vagrant@linux ~]$ cat /etc/hosts</text:span></text:p>
      <text:p text:style-name="P9"><text:span text:style-name="T5">127.0.0.1 <text:s text:c="2"/>localhost localhost.localdomain <text:s/></text:span><text:span text:style-name="T7">mysite</text:span></text:p>
      <text:p text:style-name="P9"><text:span text:style-name="T5">::1 <text:s text:c="8"/>localhost localhost.localdomain </text:span></text:p>
      <text:p text:style-name="P6"><text:span text:style-name="T5"/></text:p>
      <text:p text:style-name="P5"><text:span text:style-name="T5">then if we ping mysite we can see that</text:span></text:p>
      <text:p text:style-name="P5"><text:span text:style-name="T5"/></text:p>
      <text:p text:style-name="P5"><text:span text:style-name="T5"/></text:p>
      <text:p text:style-name="P5"><text:span text:style-name="T5"/></text:p>
      <text:p text:style-name="P9"><text:span text:style-name="T5"/></text:p>
      <text:p text:style-name="P9"><text:span text:style-name="T5">[vagrant@linux ~]$ ping mysite</text:span></text:p>
      <text:p text:style-name="P9"><text:span text:style-name="T5">PING localhost (127.0.0.1) 56(84) bytes of data.</text:span></text:p>
      <text:p text:style-name="P9"><text:span text:style-name="T5">64 bytes from localhost (127.0.0.1): icmp_seq=1 ttl=64 time=0.129 ms</text:span></text:p>
      <text:p text:style-name="P9"><text:span text:style-name="T5">64 bytes from localhost (127.0.0.1): icmp_seq=2 ttl=64 time=0.112 ms</text:span></text:p>
      <text:p text:style-name="P9"><text:span text:style-name="T5"/></text:p>
      <text:p text:style-name="P10"><text:span text:style-name="T5">127 ip group is a loopback address</text:span></text:p>
      <text:p text:style-name="P11"><text:span text:style-name="T11"/></text:p>
      <text:p text:style-name="P11"><text:span text:style-name="T10">but this method is now very efficient . we can never possibly add thousands of domain and ip <text:s/>manually.it is not posssible.whats why the dns system come.</text:span></text:p>
      <text:p text:style-name="P11"><text:span text:style-name="T10"><text:s/></text:span></text:p>
      <text:p text:style-name="P11"><text:span text:style-name="T10">what dns does is automatically resolve the domain through a server</text:span></text:p>
      <text:p text:style-name="P11"><text:span text:style-name="T10">the server is configured in a file in</text:span></text:p>
      <text:p text:style-name="P15"><text:span text:style-name="T9">/etc/resolv.conf</text:span></text:p>
      <text:p text:style-name="P15"><text:span text:style-name="T9"/></text:p>
      <text:p text:style-name="P12"><text:span text:style-name="T9">if we go see the file </text:span></text:p>
      <text:p text:style-name="P15"><text:span text:style-name="T9">=&gt;cat /etc/resolv.conf</text:span></text:p>
      <text:p text:style-name="P15"><text:span text:style-name="T9"/></text:p>
      <text:p text:style-name="P15"><text:soft-page-break/><text:span text:style-name="T9"/></text:p>
      <text:p text:style-name="P15"><text:span text:style-name="T8">[vagrant@linux ~]$ cat /etc/resolv.conf </text:span></text:p>
      <text:p text:style-name="P15"><text:span text:style-name="T8"># Generated by NetworkManager</text:span></text:p>
      <text:p text:style-name="P15"><text:span text:style-name="T8">nameserver 10.0.2.3</text:span></text:p>
      <text:p text:style-name="P15"><text:span text:style-name="T8"/></text:p>
      <text:p text:style-name="P12"><text:span text:style-name="T9">the nameserver 10.0.2.3 (may be different in your computer).actually in here 10.0.2.3 is the ip of our dns server. we can add some public dns server in the file like</text:span></text:p>
      <text:p text:style-name="P12"><text:span text:style-name="T9"/></text:p>
      <text:p text:style-name="P21"><text:span text:style-name="T9"/></text:p>
      <text:p text:style-name="P15"><text:span text:style-name="T9">nameserver 8.8.8.8</text:span></text:p>
      <text:p text:style-name="P22"><text:span text:style-name="T9">nameserver 8.8.4.4</text:span></text:p>
      <text:p text:style-name="P15"><text:span text:style-name="T9"/></text:p>
      <text:p text:style-name="P15"><text:span text:style-name="T9"><text:s/></text:span></text:p>
      <text:p text:style-name="P7"><text:span text:style-name="T8">8.8.8.8</text:span><text:span text:style-name="T17"> is the google name server for public use.</text:span></text:p>
      <text:p text:style-name="P7"><text:span text:style-name="T17">But there is a question arrives that when computer use the </text:span><text:span text:style-name="T21">/etc/hosts </text:span><text:span text:style-name="T18">file and when the</text:span><text:span text:style-name="T20"> </text:span><text:span text:style-name="T19">/etc/resolv.conf </text:span></text:p>
      <text:p text:style-name="P7"><text:span text:style-name="T19"/></text:p>
      <text:p text:style-name="P13"><text:span text:style-name="T13">that decision is stored a file called </text:span><text:span text:style-name="T14">/etc/nsswitch.conf </text:span><text:span text:style-name="T13">file</text:span></text:p>
      <text:p text:style-name="P14"><text:span text:style-name="T12"/></text:p>
      <text:p text:style-name="P14"><text:span text:style-name="T9">if we see the file</text:span></text:p>
      <text:p text:style-name="P16"><text:span text:style-name="T9">=&gt;cat /etc/nsswitch.conf| grep hosts</text:span></text:p>
      <text:p text:style-name="P14"><text:span text:style-name="T9">in the file we see the line </text:span></text:p>
      <text:p text:style-name="P23"><text:span text:style-name="T8"/></text:p>
      <text:p text:style-name="P23"><text:span text:style-name="T8">hosts: <text:s text:c="5"/>files dns</text:span></text:p>
      <text:p text:style-name="P16"><text:span text:style-name="T8"/></text:p>
      <text:p text:style-name="P14"><text:span text:style-name="T9">that means It will first look in the hosts file then the dns server.if it wont find it there it will give up.</text:span></text:p>
      <text:p text:style-name="P14"><text:span text:style-name="T9"/></text:p>
      <text:p text:style-name="P14"><text:span text:style-name="T9">If you wrote the following in the hosts file</text:span></text:p>
      <text:p text:style-name="P14"><text:span text:style-name="T9"/></text:p>
      <text:p text:style-name="P18"><text:span text:style-name="T16">127.0.0.1 www.google.com</text:span></text:p>
      <text:p text:style-name="P18"><text:soft-page-break/><text:span text:style-name="T15">after that when you ping </text:span><text:span text:style-name="T16">www.google.com </text:span><text:span text:style-name="T15">it will ping the localhost address</text:span></text:p>
      <text:p text:style-name="P18"><text:span text:style-name="T15"/></text:p>
      <text:p text:style-name="P18"><text:span text:style-name="T15"/></text:p>
      <text:p text:style-name="P17"><text:span text:style-name="T23">[vagrant@linux ~]$ ping www.google.com</text:span></text:p>
      <text:p text:style-name="P17"><text:span text:style-name="T23">PING www.google.com (127.0.0.1) 56(84) bytes of data.</text:span></text:p>
      <text:p text:style-name="P17"><text:span text:style-name="T23">64 bytes from www.google.com (127.0.0.1): icmp_seq=1 ttl=64 time=0.087 ms</text:span></text:p>
      <text:p text:style-name="P17"><text:span text:style-name="T23">64 bytes from www.google.com (127.0.0.1): icmp_seq=2 ttl=64 time=0.105 ms</text:span></text:p>
      <text:p text:style-name="P17"><text:span text:style-name="T23">64 bytes from www.google.com (127.0.0.1): icmp_seq=3 ttl=64 time=0.116 ms</text:span></text:p>
      <text:p text:style-name="P17"><text:span text:style-name="T23"/></text:p>
      <text:p text:style-name="P8"><text:span text:style-name="T22">it is a very useful technique .lets assume you are developing a website and you don't want to test it into your live site. so you can trick the computer by setting the local address to your live server and after that it exactly just like the production server but it is actually your development 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5:18:39.221183609</meta:creation-date>
    <dc:date>2018-11-16T16:32:57.634165900</dc:date>
    <meta:editing-duration>PT7M25S</meta:editing-duration>
    <meta:editing-cycles>2</meta:editing-cycles>
    <meta:generator>LibreOffice/5.4.7.2$Linux_X86_64 LibreOffice_project/40$Build-2</meta:generator>
    <meta:document-statistic meta:table-count="0" meta:image-count="0" meta:object-count="0" meta:page-count="4" meta:paragraph-count="58" meta:word-count="482" meta:character-count="3031" meta:non-whitespace-character-count="2568"/>
  </office:meta>
</office:document-meta>
</file>